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9.53mm"/>
    </style:style>
    <style:style style:name="co3" style:family="table-column">
      <style:table-column-properties fo:break-before="auto" style:column-width="29.83mm"/>
    </style:style>
    <style:style style:name="co4" style:family="table-column">
      <style:table-column-properties fo:break-before="auto" style:column-width="14.09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wo_g_perf_svm" table:style-name="ta1">
        <table:shapes>
          <draw:frame draw:z-index="0" draw:style-name="gr1" draw:text-style-name="P1" svg:width="159.99mm" svg:height="89.99mm" svg:x="327.32mm" svg:y="5.81mm">
            <loext:p draw:notify-on-update-of-ranges="wo_g_perf_svm.A3:wo_g_perf_svm.A28 wo_g_perf_svm.B2:wo_g_perf_svm.B2 wo_g_perf_svm.B3:wo_g_perf_svm.B28 wo_g_perf_svm.C2:wo_g_perf_svm.C2 wo_g_perf_svm.C3:wo_g_perf_svm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302.92mm" svg:y="103.96mm">
            <loext:p draw:notify-on-update-of-ranges="wo_g_perf_svm.A3:wo_g_perf_svm.A28 wo_g_perf_svm.D2:wo_g_perf_svm.D2 wo_g_perf_svm.D3:wo_g_perf_svm.D28 wo_g_perf_svm.E2:wo_g_perf_svm.E2 wo_g_perf_svm.E3:wo_g_perf_svm.E28" text:style-name="P2">=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61.45mm" svg:y="8.22mm">
            <loext:p draw:notify-on-update-of-ranges="wo_g_perf_svm.A3:wo_g_perf_svm.A28 wo_g_perf_svm.F2:wo_g_perf_svm.F2 wo_g_perf_svm.F3:wo_g_perf_svm.F28 wo_g_perf_svm.G2:wo_g_perf_svm.G2 wo_g_perf_svm.G3:wo_g_perf_svm.G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Default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F1-Score</text:p>
          </table:table-cell>
          <table:covered-table-cell table:style-name="ce1"/>
          <table:table-cell table:number-columns-repeated="2"/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/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A</text:p>
          </table:table-cell>
          <table:table-cell table:formula="of:=IF([.F3]&gt;[.G3];&quot;/&quot;;&quot;&quot;)">
            <text:p/>
          </table:table-cell>
          <table:table-cell table:formula="of:=IF([.G3]&gt;[.F3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B</text:p>
          </table:table-cell>
          <table:table-cell table:formula="of:=IF([.F4]&gt;[.G4];&quot;/&quot;;&quot;&quot;)" office:value-type="string" office:string-value="/" calcext:value-type="string">
            <text:p>/</text:p>
          </table:table-cell>
          <table:table-cell table:formula="of:=IF([.G4]&gt;[.F4];&quot;/&quot;;&quot;&quot;)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office:value-type="float" office:value="0.63" calcext:value-type="float">
            <text:p>0.63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C</text:p>
          </table:table-cell>
          <table:table-cell table:formula="of:=IF([.F5]&gt;[.G5];&quot;/&quot;;&quot;&quot;)" office:value-type="string" office:string-value="/" calcext:value-type="string">
            <text:p>/</text:p>
          </table:table-cell>
          <table:table-cell table:formula="of:=IF([.G5]&gt;[.F5];&quot;/&quot;;&quot;&quot;)">
            <text:p/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formula="of:=IF([.F6]&gt;[.G6];&quot;/&quot;;&quot;&quot;)">
            <text:p/>
          </table:table-cell>
          <table:table-cell table:formula="of:=IF([.G6]&gt;[.F6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E</text:p>
          </table:table-cell>
          <table:table-cell table:formula="of:=IF([.F7]&gt;[.G7];&quot;/&quot;;&quot;&quot;)">
            <text:p/>
          </table:table-cell>
          <table:table-cell table:formula="of:=IF([.G7]&gt;[.F7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F</text:p>
          </table:table-cell>
          <table:table-cell table:formula="of:=IF([.F8]&gt;[.G8];&quot;/&quot;;&quot;&quot;)" office:value-type="string" office:string-value="/" calcext:value-type="string">
            <text:p>/</text:p>
          </table:table-cell>
          <table:table-cell table:formula="of:=IF([.G8]&gt;[.F8];&quot;/&quot;;&quot;&quot;)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H</text:p>
          </table:table-cell>
          <table:table-cell table:formula="of:=IF([.F10]&gt;[.G10];&quot;/&quot;;&quot;&quot;)">
            <text:p/>
          </table:table-cell>
          <table:table-cell table:formula="of:=IF([.G10]&gt;[.F10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I</text:p>
          </table:table-cell>
          <table:table-cell table:formula="of:=IF([.F11]&gt;[.G11];&quot;/&quot;;&quot;&quot;)" office:value-type="string" office:string-value="/" calcext:value-type="string">
            <text:p>/</text:p>
          </table:table-cell>
          <table:table-cell table:formula="of:=IF([.G11]&gt;[.F11];&quot;/&quot;;&quot;&quot;)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K</text:p>
          </table:table-cell>
          <table:table-cell table:formula="of:=IF([.F13]&gt;[.G13];&quot;/&quot;;&quot;&quot;)" office:value-type="string" office:string-value="/" calcext:value-type="string">
            <text:p>/</text:p>
          </table:table-cell>
          <table:table-cell table:formula="of:=IF([.G13]&gt;[.F13];&quot;/&quot;;&quot;&quot;)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2" office:value-type="float" office:value="0.96" calcext:value-type="float">
            <text:p>0.96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N</text:p>
          </table:table-cell>
          <table:table-cell table:formula="of:=IF([.F16]&gt;[.G16];&quot;/&quot;;&quot;&quot;)" office:value-type="string" office:string-value="/" calcext:value-type="string">
            <text:p>/</text:p>
          </table:table-cell>
          <table:table-cell table:formula="of:=IF([.G16]&gt;[.F16];&quot;/&quot;;&quot;&quot;)">
            <text:p/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67" calcext:value-type="float">
            <text:p>0.67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P</text:p>
          </table:table-cell>
          <table:table-cell table:formula="of:=IF([.F18]&gt;[.G18];&quot;/&quot;;&quot;&quot;)" office:value-type="string" office:string-value="/" calcext:value-type="string">
            <text:p>/</text:p>
          </table:table-cell>
          <table:table-cell table:formula="of:=IF([.G18]&gt;[.F18];&quot;/&quot;;&quot;&quot;)">
            <text:p/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Q</text:p>
          </table:table-cell>
          <table:table-cell table:formula="of:=IF([.F19]&gt;[.G19];&quot;/&quot;;&quot;&quot;)">
            <text:p/>
          </table:table-cell>
          <table:table-cell table:formula="of:=IF([.G19]&gt;[.F19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S</text:p>
          </table:table-cell>
          <table:table-cell table:formula="of:=IF([.F21]&gt;[.G21];&quot;/&quot;;&quot;&quot;)" office:value-type="string" office:string-value="/" calcext:value-type="string">
            <text:p>/</text:p>
          </table:table-cell>
          <table:table-cell table:formula="of:=IF([.G21]&gt;[.F21];&quot;/&quot;;&quot;&quot;)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T</text:p>
          </table:table-cell>
          <table:table-cell table:formula="of:=IF([.F22]&gt;[.G22];&quot;/&quot;;&quot;&quot;)">
            <text:p/>
          </table:table-cell>
          <table:table-cell table:formula="of:=IF([.G22]&gt;[.F22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6" calcext:value-type="float">
            <text:p>0.86</text:p>
          </table:table-cell>
          <table:table-cell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V</text:p>
          </table:table-cell>
          <table:table-cell table:formula="of:=IF([.F24]&gt;[.G24];&quot;/&quot;;&quot;&quot;)" office:value-type="string" office:string-value="/" calcext:value-type="string">
            <text:p>/</text:p>
          </table:table-cell>
          <table:table-cell table:formula="of:=IF([.G24]&gt;[.F24];&quot;/&quot;;&quot;&quot;)">
            <text:p/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X</text:p>
          </table:table-cell>
          <table:table-cell table:formula="of:=IF([.F26]&gt;[.G26];&quot;/&quot;;&quot;&quot;)">
            <text:p/>
          </table:table-cell>
          <table:table-cell table:formula="of:=IF([.G26]&gt;[.F26];&quot;/&quot;;&quot;&quot;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Y</text:p>
          </table:table-cell>
          <table:table-cell table:formula="of:=IF([.F27]&gt;[.G27];&quot;/&quot;;&quot;&quot;)" office:value-type="string" office:string-value="/" calcext:value-type="string">
            <text:p>/</text:p>
          </table:table-cell>
          <table:table-cell table:formula="of:=IF([.G27]&gt;[.F27];&quot;/&quot;;&quot;&quot;)">
            <text:p/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avg / total</text:p>
          </table:table-cell>
          <table:table-cell table:number-columns-repeated="2" table:style-name="ce1" office:value-type="float" office:value="0.85" calcext:value-type="float">
            <text:p>0.85</text:p>
          </table:table-cell>
          <table:table-cell table:number-columns-repeated="4" table:style-name="ce1" office:value-type="float" office:value="0.84" calcext:value-type="float">
            <text:p>0.84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table:formula="of:=COUNTIF([.J3:.J28];&quot;/&quot;)" office:value-type="float" office:value="19" calcext:value-type="float">
            <text:p>19</text:p>
          </table:table-cell>
          <table:table-cell table:style-name="ce1" table:formula="of:=COUNTIF([.K3:.K28];&quot;/&quot;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-00-0000</text:date>, <text:time style:data-style-name="N2" text:time-value="20:04:58.910875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23:09:12.041679891</dc:date>
    <dc:creator>Jerelyn Co</dc:creator>
    <meta:editing-duration>PT3H6M36S</meta:editing-duration>
    <meta:editing-cycles>10</meta:editing-cycles>
    <meta:generator>LibreOffice/5.0.5.2$Linux_X86_64 LibreOffice_project/00m0$Build-2</meta:generator>
    <meta:document-statistic meta:table-count="1" meta:cell-count="2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Precision Measu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2:wo_g_perf_svm.C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746cm" chart:style-name="ch9">
              <text:p>Precision</text:p>
            </chart:title>
            <chart:grid chart:style-name="ch10" chart:class="major"/>
          </chart:axis>
          <chart:series chart:style-name="ch11" chart:values-cell-range-address="wo_g_perf_svm.B3:wo_g_perf_svm.B28" chart:label-cell-address="wo_g_perf_svm.B2:wo_g_perf_svm.B2" chart:class="chart:bar">
            <chart:data-point chart:repeated="26"/>
          </chart:series>
          <chart:series chart:style-name="ch12" chart:values-cell-range-address="wo_g_perf_svm.C3:wo_g_perf_svm.C28" chart:label-cell-address="wo_g_perf_svm.C2:wo_g_perf_svm.C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B2:wo_g_perf_svm.B2</svg:desc>
                </draw:g>
              </table:table-cell>
              <table:table-cell office:value-type="string">
                <text:p>Random Forest</text:p>
                <draw:g>
                  <svg:desc>wo_g_perf_svm.C2:wo_g_perf_svm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52">
                <text:p>0.52</text:p>
                <draw:g>
                  <svg:desc>wo_g_perf_svm.B3:wo_g_perf_svm.B28</svg:desc>
                </draw:g>
              </table:table-cell>
              <table:table-cell office:value-type="float" office:value="0.59">
                <text:p>0.59</text:p>
                <draw:g>
                  <svg:desc>wo_g_perf_svm.C3:wo_g_perf_svm.C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1">
                <text:p>0.9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9cm" svg:y="0.316cm" chart:style-name="ch2">
          <text:p>Recall Measu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3:wo_g_perf_svm.A28 wo_g_perf_svm.D2:wo_g_perf_svm.E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534cm" chart:style-name="ch9">
              <text:p>Recall</text:p>
            </chart:title>
            <chart:grid chart:style-name="ch10" chart:class="major"/>
          </chart:axis>
          <chart:series chart:style-name="ch11" chart:values-cell-range-address="wo_g_perf_svm.D3:wo_g_perf_svm.D28" chart:label-cell-address="wo_g_perf_svm.D2:wo_g_perf_svm.D2" chart:class="chart:bar">
            <chart:data-point chart:repeated="26"/>
          </chart:series>
          <chart:series chart:style-name="ch12" chart:values-cell-range-address="wo_g_perf_svm.E3:wo_g_perf_svm.E28" chart:label-cell-address="wo_g_perf_svm.E2:wo_g_perf_svm.E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D2:wo_g_perf_svm.D2</svg:desc>
                </draw:g>
              </table:table-cell>
              <table:table-cell office:value-type="string">
                <text:p>Random Forest</text:p>
                <draw:g>
                  <svg:desc>wo_g_perf_svm.E2:wo_g_perf_sv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62">
                <text:p>0.62</text:p>
                <draw:g>
                  <svg:desc>wo_g_perf_svm.D3:wo_g_perf_svm.D28</svg:desc>
                </draw:g>
              </table:table-cell>
              <table:table-cell office:value-type="float" office:value="0.62">
                <text:p>0.62</text:p>
                <draw:g>
                  <svg:desc>wo_g_perf_svm.E3:wo_g_perf_svm.E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46">
                <text:p>0.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82">
                <text:p>0.8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79">
                <text:p>0.7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42">
                <text:p>0.4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F1-Sco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3:wo_g_perf_svm.A28 wo_g_perf_svm.F2:wo_g_perf_svm.G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733cm" chart:style-name="ch9">
              <text:p>F1-Score</text:p>
            </chart:title>
            <chart:grid chart:style-name="ch10" chart:class="major"/>
          </chart:axis>
          <chart:series chart:style-name="ch11" chart:values-cell-range-address="wo_g_perf_svm.F3:wo_g_perf_svm.F28" chart:label-cell-address="wo_g_perf_svm.F2:wo_g_perf_svm.F2" chart:class="chart:bar">
            <chart:data-point chart:repeated="26"/>
          </chart:series>
          <chart:series chart:style-name="ch12" chart:values-cell-range-address="wo_g_perf_svm.G3:wo_g_perf_svm.G28" chart:label-cell-address="wo_g_perf_svm.G2:wo_g_perf_svm.G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F2:wo_g_perf_svm.F2</svg:desc>
                </draw:g>
              </table:table-cell>
              <table:table-cell office:value-type="string">
                <text:p>Random Forest</text:p>
                <draw:g>
                  <svg:desc>wo_g_perf_svm.G2:wo_g_perf_sv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57">
                <text:p>0.57</text:p>
                <draw:g>
                  <svg:desc>wo_g_perf_svm.F3:wo_g_perf_svm.F28</svg:desc>
                </draw:g>
              </table:table-cell>
              <table:table-cell office:value-type="float" office:value="0.6">
                <text:p>0.6</text:p>
                <draw:g>
                  <svg:desc>wo_g_perf_svm.G3:wo_g_perf_svm.G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63">
                <text:p>0.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8">
                <text:p>0.7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